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9.6771in" fo:margin-left="-0.0813in" fo:margin-top="0in" fo:margin-bottom="0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2.2604in"/>
    </style:style>
    <style:style style:name="Table1.C" style:family="table-column">
      <style:table-column-properties style:column-width="4.0938in"/>
    </style:style>
    <style:style style:name="Table1.D" style:family="table-column">
      <style:table-column-properties style:column-width="2.1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>
      <style:paragraph-properties fo:margin-top="0in" fo:margin-bottom="0in" loext:contextual-spacing="false" fo:orphans="0" fo:widows="0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orphans="0" fo:widows="0" fo:text-indent="-0.25in" style:auto-text-indent="false"/>
      <style:text-properties style:font-name="Roboto" fo:font-size="10pt" style:font-name-asian="Roboto1" style:font-size-asian="10pt" style:font-name-complex="Roboto1" style:font-size-complex="10pt"/>
    </style:style>
    <style:style style:name="P4" style:family="paragraph" style:parent-style-name="Standard">
      <style:paragraph-properties fo:margin-top="0in" fo:margin-bottom="0in" loext:contextual-spacing="false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style:font-name="Roboto" fo:font-weight="bold" style:font-name-asian="Roboto1" style:font-weight-asian="bold" style:font-name-complex="Roboto1"/>
    </style:style>
    <style:style style:name="P6" style:family="paragraph" style:parent-style-name="Heading_20_1" style:master-page-name="Standard">
      <style:paragraph-properties fo:margin-top="0.139in" fo:margin-bottom="0in" loext:contextual-spacing="false" fo:line-height="100%" fo:keep-together="auto" fo:orphans="0" fo:widows="0" style:page-number="1" fo:keep-with-next="auto"/>
      <style:text-properties style:font-name="Roboto" fo:font-size="16pt" fo:font-weight="bold" style:font-name-asian="Roboto1" style:font-size-asian="16pt" style:font-weight-asian="bold" style:font-name-complex="Roboto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o0ry4-litcvn"/>Permanence Louvain-li-Nux : Décharge</text:p>
      <text:list xml:id="list317580819" text:style-name="WWNum1">
        <text:list-item>
          <text:p text:style-name="P3">La personne s’engage à sauvegarder ses données sur un support externe personnel, à défragmenter son disque au besoin et reconnaît que ni le Louvain-li-Nux et ni ses membres ne peuvent être tenus pour responsables de toute perte de données qui surviendrait accidentellement lors d’une installation de Linux ou d’une tentative de réparation.</text:p>
        </text:list-item>
        <text:list-item>
          <text:p text:style-name="P3">En cas de perte de données (lorsque le matériel est déjà endommagé avant votre venue à la permanence par exemple), nous nous engageons à faire le maximum qui sera en notre pouvoir pour récupérer vos fichiers, quand cela est techniquement et numériquement possible. Le cas échéant, nous ne saurions être reconnus comme responsables.</text:p>
        </text:list-item>
        <text:list-item>
          <text:p text:style-name="P3">Au cas où la personne souhaite laisser son ordinateur en dépôt, elle reconnaît que ni le Louvain-li-Nux ni ses membres ne peuvent être tenus responsables en cas de perte, de vol ou de dégâts. Elle reconnaît que le dépôt d’ordinateur est une solution à éviter et qu’en aucun cas, le Louvain-li-Nux et ses membres ne sont équipés et couverts pour le stockage de matériel informatique ne leur appartenant pas.</text:p>
        </text:list-item>
        <text:list-item>
          <text:p text:style-name="P3">Au cas où une personne souhaiterait supprimer totalement le système d’exploitation Microsoft® Windows ® ou Mac OS X, elle s’engage à sauvegarder au préalable toutes ses données, à s’assurer qu’elle dispose bien des disques d’installation officiels et légaux et des clés légales afin de pouvoir réinstaller le système préalablement installé au cas où cela surviendrait. Le Louvain-li-Nux ne peut en aucun cas vous réinstaller Windows ou Mac OS X sans vos propres CD et vos propres clés légalement et ne le fera pas.<text:line-break/></text:p>
        </text:list-item>
      </text:list>
      <text:p text:style-name="P4">Lu et approuvé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Nom - Prénom</text:p>
          </table:table-cell>
          <table:table-cell table:style-name="Table1.A1" office:value-type="string">
            <text:p text:style-name="P5">Description du problème (court)</text:p>
          </table:table-cell>
          <table:table-cell table:style-name="Table1.A1" office:value-type="string">
            <text:p text:style-name="P5">Signature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ext:soft-page-break/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10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0.6457in" fo:margin-bottom="1in" fo:margin-left="1in" fo:margin-right="1in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6T20:09:35.236636124</dc:date>
    <meta:editing-duration>PT2M15S</meta:editing-duration>
    <meta:editing-cycles>2</meta:editing-cycles>
    <meta:generator>LibreOffice/5.3.0.3$Linux_X86_64 LibreOffice_project/30m0$Build-3</meta:generator>
    <meta:document-statistic meta:table-count="1" meta:image-count="0" meta:object-count="0" meta:page-count="2" meta:paragraph-count="10" meta:word-count="277" meta:character-count="1705" meta:non-whitespace-character-count="1441"/>
  </office:meta>
</office:document-meta>
</file>